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scadia Mono" svg:font-family="'Cascadia Mono'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2" style:family="paragraph" style:parent-style-name="Standard">
      <style:paragraph-properties fo:line-height="100%" style:text-autospace="none"/>
    </style:style>
    <style:style style:name="P3" style:family="paragraph" style:parent-style-name="Standard">
      <style:paragraph-properties fo:margin-top="0cm" fo:margin-bottom="0cm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fo:color="#000000" style:font-name="Times New Roman" fo:font-size="14pt" fo:language="ru" fo:country="RU" fo:font-weight="bold" style:font-name-asian="Consolas" style:font-size-asian="14pt" style:font-weight-asian="bold" style:font-name-complex="Consolas" style:font-size-complex="14pt" style:font-weight-complex="bold"/>
    </style:style>
    <style:style style:name="P7" style:family="paragraph" style:parent-style-name="Standard" style:list-style-name="WWNum3">
      <style:paragraph-properties fo:margin-left="0.501cm" fo:margin-right="0cm" fo:margin-top="0cm" fo:margin-bottom="0cm" fo:line-height="150%" fo:text-align="justify" style:justify-single-word="false" fo:text-indent="-0.501cm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Heading_20_1" style:master-page-name="Standard">
      <style:paragraph-properties fo:margin-top="0cm" fo:margin-bottom="0cm" style:page-number="auto"/>
      <style:text-properties fo:color="#00000a" style:font-name="Times New Roman" style:font-name-complex="Times New Roman1" style:font-weight-complex="normal"/>
    </style:style>
    <style:style style:name="P9" style:family="paragraph" style:parent-style-name="Heading_20_1">
      <style:paragraph-properties fo:margin-top="0cm" fo:margin-bottom="0cm"/>
      <style:text-properties fo:color="#00000a" style:font-name="Times New Roman" style:font-name-complex="Times New Roman1" style:font-weight-complex="normal"/>
    </style:style>
    <style:style style:name="P10" style:family="paragraph" style:parent-style-name="List_20_Paragraph" style:list-style-name="WWNum1">
      <style:paragraph-properties fo:margin-top="0cm" fo:margin-bottom="0cm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List_20_Paragraph" style:list-style-name="WWNum1">
      <style:paragraph-properties fo:margin-top="0cm" fo:margin-bottom="0cm"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List_20_Paragraph" style:list-style-name="WWNum1">
      <style:paragraph-properties fo:margin-top="0cm" fo:margin-bottom="0cm" fo:text-align="justify" style:justify-single-word="false"/>
    </style:style>
    <style:style style:name="P13" style:family="paragraph" style:parent-style-name="List_20_Paragraph" style:list-style-name="WWNum2">
      <style:paragraph-properties fo:margin-left="0.751cm" fo:margin-right="0cm" fo:margin-top="0cm" fo:margin-bottom="0cm" fo:line-height="105%" fo:text-align="justify" style:justify-single-word="false" fo:text-indent="-0.751cm" style:auto-text-indent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color="#0000ff"/>
    </style:style>
    <style:style style:name="T5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6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7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8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3012010248045515" text:style-name="Outline">
        <text:list-item>
          <text:h text:style-name="P8" text:outline-level="1"><text:bookmark-start text:name="_Toc83231109"/>4. Требования к программе или программному изделию<text:bookmark-end text:name="_Toc83231109"/></text:h>
        </text:list-item>
        <text:list-item>
          <text:h text:style-name="P9" text:outline-level="1"><text:bookmark-start text:name="_Toc83231110"/>4.1 Требования к функциональным характеристикам<text:bookmark-end text:name="_Toc83231110"/></text:h>
        </text:list-item>
        <text:list-item>
          <text:h text:style-name="P9" text:outline-level="1"><text:bookmark-start text:name="_Toc83231111"/>4.1.1 Требования к составу выполняемых функций<text:bookmark-end text:name="_Toc83231111"/></text:h>
        </text:list-item>
      </text:list>
      <text:p text:style-name="P5"><text:bookmark-start text:name="_Toc83231112"/>Программа должна обеспечивать возможность выполнения перечисленных ниже функций: </text:p>
      <text:list xml:id="list6190661346649164926" text:style-name="WWNum1">
        <text:list-item>
          <text:p text:style-name="P10">Создание <text:span text:style-name="T9">5 массивов</text:span><text:span text:style-name="T10"> с заданным размером</text:span>;</text:p>
        </text:list-item>
        <text:list-item>
          <text:p text:style-name="P12"><text:span text:style-name="T1">Отображение массивов</text:span><text:span text:style-name="T2">;</text:span></text:p>
        </text:list-item>
        <text:list-item>
          <text:p text:style-name="P12"><text:span text:style-name="T3">Определение чередуются ли в массиве строчные и прописные буквы</text:span><text:span text:style-name="T2">;</text:span></text:p>
        </text:list-item>
        <text:list-item>
          <text:p text:style-name="P11">Отображение порядковых номеров тех массивов, в которых строчные и прописные буквы чередуются.</text:p>
        </text:list-item>
      </text:list>
      <text:list xml:id="list29816366" text:continue-list="list2933012010248045515" text:style-name="Outline">
        <text:list-item>
          <text:h text:style-name="P9" text:outline-level="1">4.1.2 Требования к организации входных данных<text:bookmark-end text:name="_Toc83231112"/></text:h>
        </text:list-item>
      </text:list>
      <text:p text:style-name="P5"><text:bookmark-start text:name="_Toc83231113"/>Требования к организации входных-выходных данных не предъявляются.</text:p>
      <text:list xml:id="list29833660" text:continue-numbering="true" text:style-name="Outline">
        <text:list-item>
          <text:h text:style-name="P9" text:outline-level="1">4.1.3 Требования к организации выходных данных.<text:bookmark-end text:name="_Toc83231113"/></text:h>
        </text:list-item>
        <text:list-item>
          <text:h text:style-name="P9" text:outline-level="1"><text:bookmark-start text:name="_Toc83231114"/>4.1.4 Требования к временным характеристикам<text:bookmark-end text:name="_Toc83231114"/></text:h>
        </text:list-item>
      </text:list>
      <text:p text:style-name="P5">Требования к временным характеристикам программы не предъявляются.</text:p>
      <text:list xml:id="list29821300" text:continue-numbering="true" text:style-name="Outline">
        <text:list-item>
          <text:h text:style-name="P9" text:outline-level="1"><text:bookmark-start text:name="_Toc83231115"/>4.2 Требования к надежности<text:bookmark-end text:name="_Toc83231115"/></text:h>
        </text:list-item>
        <text:list-item>
          <text:h text:style-name="P9" text:outline-level="1"><text:bookmark-start text:name="_Toc83231116"/>4.2.1 Требования к обеспечению надежного (устойчивого) функционирования программы<text:bookmark-end text:name="_Toc83231116"/></text:h>
        </text:list-item>
      </text:list>
      <text:p text:style-name="P5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 </text:p>
      <text:list xml:id="list6239547797486608364" text:style-name="WWNum2">
        <text:list-item>
          <text:p text:style-name="P13">организацией бесперебойного питания технических средств; </text:p>
        </text:list-item>
        <text:list-item>
          <text:p text:style-name="P13">использованием лицензионного программного обеспечения; </text:p>
        </text:list-item>
        <text:list-item>
          <text:p text:style-name="P13">регулярным выполнением рекомендаций 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 </text:p>
        </text:list-item>
        <text:list-item>
          <text:p text:style-name="P13">регулярным выполнением требований ГОСТ 51188-98. Защита информации. Испытания программных средств на наличие компьютерных вирусов. К списку можно добавить еще несколько десятков нормативно-технических документов. В ходе первичного согласования технического задания заказчик, скорее всего, начнет проявлять склонность к компромиссу.</text:p>
        </text:list-item>
      </text:list>
      <text:list xml:id="list29834835" text:continue-list="list29821300" text:style-name="Outline">
        <text:list-item>
          <text:h text:style-name="P9" text:outline-level="1"><text:bookmark-start text:name="_Toc83231117"/>4.2.2 Время восстановления после отказа<text:bookmark-end text:name="_Toc83231117"/></text:h>
        </text:list-item>
      </text:list>
      <text:p text:style-name="P3"><text:span text:style-name="T1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10 минут при условии соблюдения условий эксплуатации технических и программных средств. Время восстановления после отказа, вызванного неисправностью </text:span><text:soft-page-break/><text:span text:style-name="T1">технических средств, фатальным сбоем (крахом) операционной системы, не </text:span><text:span text:style-name="T1">должно превышать времени, требуемого на устранение неисправностей технических средств и переустановки программных средств.</text:span></text:p>
      <text:list xml:id="list29825556" text:continue-numbering="true" text:style-name="Outline">
        <text:list-item>
          <text:h text:style-name="P9" text:outline-level="1"><text:bookmark-start text:name="_Toc83231118"/>4.2.3 Отказы из-за некорректных действий оператора<text:bookmark-end text:name="_Toc83231118"/></text:h>
        </text:list-item>
      </text:list>
      <text:p text:style-name="P5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p>
      <text:list xml:id="list29828207" text:continue-numbering="true" text:style-name="Outline">
        <text:list-item>
          <text:h text:style-name="P9" text:outline-level="1"><text:bookmark-start text:name="_Toc83231119"/>4.3 Условия эксплуатации<text:bookmark-end text:name="_Toc83231119"/></text:h>
        </text:list-item>
        <text:list-item>
          <text:h text:style-name="P9" text:outline-level="1"><text:bookmark-start text:name="_Toc83231120"/>4.3.1 Климатические условия эксплуатации<text:bookmark-end text:name="_Toc83231120"/></text:h>
        </text:list-item>
      </text:list>
      <text:p text:style-name="P5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list xml:id="list29836917" text:continue-numbering="true" text:style-name="Outline">
        <text:list-item>
          <text:h text:style-name="P9" text:outline-level="1"><text:bookmark-start text:name="_Toc83231121"/>4.3.2 Требования к видам обслуживания<text:bookmark-end text:name="_Toc83231121"/></text:h>
        </text:list-item>
      </text:list>
      <text:p text:style-name="P5">Программа не требует проведения каких-либо видов обслуживания.</text:p>
      <text:list xml:id="list29822798" text:continue-numbering="true" text:style-name="Outline">
        <text:list-item>
          <text:h text:style-name="P9" text:outline-level="1"><text:bookmark-start text:name="_Toc83231122"/>4.3.3 Требования к численности и квалификации персонала<text:bookmark-end text:name="_Toc83231122"/></text:h>
        </text:list-item>
      </text:list>
      <text:p text:style-name="P5">Требования к численности не предъявляются.</text:p>
      <text:p text:style-name="P5">Пользователь программы (оператор) должен обладать практическими навыками работы с графическим пользовательским интерфейсом операционной системы. </text:p>
      <text:list xml:id="list29823344" text:continue-numbering="true" text:style-name="Outline">
        <text:list-item>
          <text:h text:style-name="P9" text:outline-level="1"><text:bookmark-start text:name="_Toc83231123"/>4.4 Требования к составу и параметрам технических средств<text:bookmark-end text:name="_Toc83231123"/></text:h>
        </text:list-item>
      </text:list>
      <text:p text:style-name="P5">В состав технических средств должен входить ISP - выступающий, как сервер, включающий в себя: </text:p>
      <text:list xml:id="list127353492470392658" text:style-name="WWNum3">
        <text:list-item>
          <text:p text:style-name="P7">Процессор Intel Pentium III, AMD, Intel Celeron с тактовой частотой от 75 mhz и выше;</text:p>
        </text:list-item>
        <text:list-item>
          <text:p text:style-name="P7">Оперативная память от 128 Мб;</text:p>
        </text:list-item>
        <text:list-item>
          <text:p text:style-name="P7">Жесткий диск c объемом памяти не менее 60 Мб свободного дискового пространства;</text:p>
        </text:list-item>
        <text:list-item>
          <text:p text:style-name="P7">Видеокарта SVGA, с объемом оперативной памяти 512 Мб;</text:p>
        </text:list-item>
      </text:list>
      <text:list xml:id="list29817011" text:continue-list="list29823344" text:style-name="Outline">
        <text:list-item>
          <text:h text:style-name="P9" text:outline-level="1"><text:bookmark-start text:name="_Toc83231124"/>4.5 Требования к информационной и программной совместимости<text:bookmark-end text:name="_Toc83231124"/></text:h>
        </text:list-item>
        <text:list-item>
          <text:h text:style-name="P9" text:outline-level="1"><text:bookmark-start text:name="_Toc83231125"/>4.5.1 Требования к информационным структурам и методам решения<text:bookmark-end text:name="_Toc83231125"/></text:h>
        </text:list-item>
      </text:list>
      <text:p text:style-name="P5">Требования к информационным структурам (файлов) на входе и выходе, а также к методам решения не предъявляются.</text:p>
      <text:list xml:id="list29830882" text:continue-numbering="true" text:style-name="Outline">
        <text:list-item>
          <text:h text:style-name="P9" text:outline-level="1"><text:bookmark-start text:name="_Toc83231126"/><text:soft-page-break/>4.5.2 Требования к исходным кодам и языкам программирования<text:bookmark-end text:name="_Toc83231126"/></text:h>
        </text:list-item>
      </text:list>
      <text:p text:style-name="P4"><text:span text:style-name="T1">Исходные коды программы должны быть реализованы на языке С#. В качестве интегрированной среды разработки базы данных должна быть использована среда </text:span><text:span text:style-name="T2">Microsoft</text:span><text:span text:style-name="T1"> </text:span><text:span text:style-name="T2">Visual</text:span><text:span text:style-name="T1"> </text:span><text:span text:style-name="T2">Studio</text:span><text:span text:style-name="T1"> 2022.</text:span></text:p>
      <text:list xml:id="list29813154" text:continue-numbering="true" text:style-name="Outline">
        <text:list-item>
          <text:h text:style-name="P9" text:outline-level="1"><text:bookmark-start text:name="_Toc83231127"/>4.5.3 Требования к программным средствам, используемым программой<text:bookmark-end text:name="_Toc83231127"/></text:h>
        </text:list-item>
      </text:list>
      <text:p text:style-name="P3"><text:span text:style-name="T1">Системные программные средства, используемые программой, должны быть представлены лицензионной локализованной версией операционной системы </text:span><text:span text:style-name="T2">Windows</text:span><text:span text:style-name="T1"> 10.</text:span></text:p>
      <text:list xml:id="list29818349" text:continue-numbering="true" text:style-name="Outline">
        <text:list-item>
          <text:h text:style-name="P9" text:outline-level="1"><text:bookmark-start text:name="_Toc83231128"/>4.5.4 Требования к защите информации и программ<text:bookmark-end text:name="_Toc83231128"/></text:h>
        </text:list-item>
      </text:list>
      <text:p text:style-name="P5">Требования к защите информации и программ не предъявляются.</text:p>
      <text:list xml:id="list29826587" text:continue-numbering="true" text:style-name="Outline">
        <text:list-item>
          <text:h text:style-name="P9" text:outline-level="1"><text:bookmark-start text:name="_Toc83231129"/>4.6 Требования к маркировке и упаковке<text:bookmark-end text:name="_Toc83231129"/></text:h>
        </text:list-item>
        <text:list-item>
          <text:h text:style-name="P9" text:outline-level="1"><text:bookmark-start text:name="_Toc83231130"/>4.6.1 Требования к маркировке<text:bookmark-end text:name="_Toc83231130"/></text:h>
        </text:list-item>
      </text:list>
      <text:p text:style-name="P5">Требования к маркировке не предъявляются.</text:p>
      <text:list xml:id="list29812307" text:continue-numbering="true" text:style-name="Outline">
        <text:list-item>
          <text:h text:style-name="P9" text:outline-level="1"><text:bookmark-start text:name="_Toc83231131"/>4.6.2 Требования к упаковке<text:bookmark-end text:name="_Toc83231131"/></text:h>
        </text:list-item>
      </text:list>
      <text:p text:style-name="P5">Требования к упаковке не предъявляются.</text:p>
      <text:p text:style-name="P6">ПРИЛОЖЕНИЕ:</text:p>
      <text:p text:style-name="P1"><text:span text:style-name="T4">using</text:span> System;</text:p>
      <text:p text:style-name="P2"><text:span text:style-name="T5">namespace</text:span><text:span text:style-name="T6"> prakt2</text:span></text:p>
      <text:p text:style-name="P1">{</text:p>
      <text:p text:style-name="P2"><text:span text:style-name="T6"><text:s text:c="4"/></text:span><text:span text:style-name="T5">class</text:span><text:span text:style-name="T6"> </text:span><text:span text:style-name="T7">Program</text:span></text:p>
      <text:p text:style-name="P1"><text:s text:c="4"/>{</text:p>
      <text:p text:style-name="P2"><text:span text:style-name="T6"><text:s text:c="5"/></text:span><text:span text:style-name="T5">private</text:span><text:span text:style-name="T6"> </text:span><text:span text:style-name="T5">static</text:span><text:span text:style-name="T6"> </text:span><text:span text:style-name="T5">string</text:span><text:span text:style-name="T6"> _str = </text:span><text:span text:style-name="T8">"abcdefghiklmnopqrstvxyzABCDEFGHIKLMNOPQRSTVXYZ"</text:span><text:span text:style-name="T6">;</text:span></text:p>
      <text:p text:style-name="P2"><text:span text:style-name="T6"><text:s text:c="8"/></text:span><text:span text:style-name="T5">static</text:span><text:span text:style-name="T6"> </text:span><text:span text:style-name="T5">void</text:span><text:span text:style-name="T6"> Main(</text:span><text:span text:style-name="T5">string</text:span><text:span text:style-name="T6">[] args)</text:span></text:p>
      <text:p text:style-name="P1"><text:s text:c="8"/>{</text:p>
      <text:p text:style-name="P2"><text:span text:style-name="T6"><text:s text:c="12"/></text:span><text:span text:style-name="T5">int</text:span><text:span text:style-name="T6"> number;</text:span></text:p>
      <text:p text:style-name="P2"><text:span text:style-name="T6"><text:s text:c="12"/>Console.WriteLine(</text:span><text:span text:style-name="T8">"Введите размер массивов"</text:span><text:span text:style-name="T6">);</text:span></text:p>
      <text:p text:style-name="P2"><text:span text:style-name="T6"><text:s text:c="12"/></text:span><text:span text:style-name="T5">try</text:span></text:p>
      <text:p text:style-name="P1"><text:s text:c="12"/>{</text:p>
      <text:p text:style-name="P1"><text:s text:c="16"/>number = Convert.ToInt32(Console.ReadLine());</text:p>
      <text:p text:style-name="P2"><text:span text:style-name="T6"><text:s text:c="16"/></text:span><text:span text:style-name="T5">if</text:span><text:span text:style-name="T6"> (number &gt; 1 &amp;&amp; number &lt;= 100)</text:span></text:p>
      <text:p text:style-name="P1"><text:s text:c="16"/>{</text:p>
      <text:p text:style-name="P2"><text:span text:style-name="T6"><text:s text:c="20"/>Console.Write(</text:span><text:span text:style-name="T8">"Первый массив: "</text:span><text:span text:style-name="T6">);</text:span></text:p>
      <text:p text:style-name="P2"><text:span text:style-name="T6"><text:s text:c="20"/>FillMas(number, </text:span><text:span text:style-name="T5">out</text:span><text:span text:style-name="T6"> </text:span><text:span text:style-name="T5">string</text:span><text:span text:style-name="T6">[] mas1);</text:span></text:p>
      <text:p text:style-name="P2"><text:span text:style-name="T6"><text:s text:c="20"/>Console.Write(</text:span><text:span text:style-name="T8">"Второй массив: "</text:span><text:span text:style-name="T6">);</text:span></text:p>
      <text:p text:style-name="P2"><text:span text:style-name="T6"><text:s text:c="20"/>FillMas(number, </text:span><text:span text:style-name="T5">out</text:span><text:span text:style-name="T6"> </text:span><text:span text:style-name="T5">string</text:span><text:span text:style-name="T6">[] mas2);</text:span></text:p>
      <text:p text:style-name="P2"><text:span text:style-name="T6"><text:s text:c="20"/>Console.Write(</text:span><text:span text:style-name="T8">"Третий массив: "</text:span><text:span text:style-name="T6">);</text:span></text:p>
      <text:p text:style-name="P2"><text:span text:style-name="T6"><text:s text:c="20"/>FillMas(number, </text:span><text:span text:style-name="T5">out</text:span><text:span text:style-name="T6"> </text:span><text:span text:style-name="T5">string</text:span><text:span text:style-name="T6">[] mas3);</text:span></text:p>
      <text:p text:style-name="P2"><text:span text:style-name="T6"><text:s text:c="20"/>Console.Write(</text:span><text:span text:style-name="T8">"Четвертый массив: "</text:span><text:span text:style-name="T6">);</text:span></text:p>
      <text:p text:style-name="P2"><text:span text:style-name="T6"><text:s text:c="20"/>FillMas(number, </text:span><text:span text:style-name="T5">out</text:span><text:span text:style-name="T6"> </text:span><text:span text:style-name="T5">string</text:span><text:span text:style-name="T6">[] mas4);</text:span></text:p>
      <text:p text:style-name="P2"><text:span text:style-name="T6"><text:s text:c="20"/>Console.Write(</text:span><text:span text:style-name="T8">"Пятый массив: "</text:span><text:span text:style-name="T6">);</text:span></text:p>
      <text:p text:style-name="P2"><text:span text:style-name="T6"><text:s text:c="20"/>FillMas(number, </text:span><text:span text:style-name="T5">out</text:span><text:span text:style-name="T6"> </text:span><text:span text:style-name="T5">string</text:span><text:span text:style-name="T6">[] mas5);</text:span></text:p>
      <text:p text:style-name="P2"><text:span text:style-name="T6"><text:s text:c="20"/>Console.WriteLine(</text:span><text:span text:style-name="T8">"Массивы с чередующимися строчными и прописными буквами:"</text:span><text:span text:style-name="T6">);</text:span></text:p>
      <text:p text:style-name="P2"><text:span text:style-name="T6"><text:s text:c="20"/>Calculation(mas1, </text:span><text:span text:style-name="T5">out</text:span><text:span text:style-name="T6"> </text:span><text:span text:style-name="T5">bool</text:span><text:span text:style-name="T6"> result1);</text:span></text:p>
      <text:p text:style-name="P2"><text:span text:style-name="T6"><text:s text:c="20"/></text:span><text:span text:style-name="T5">if</text:span><text:span text:style-name="T6"> (result1)</text:span></text:p>
      <text:p text:style-name="P1"><text:s text:c="20"/>{</text:p>
      <text:p text:style-name="P2"><text:span text:style-name="T6"><text:s text:c="24"/>Console.Write(</text:span><text:span text:style-name="T8">"1 "</text:span><text:span text:style-name="T6">);</text:span></text:p>
      <text:p text:style-name="P1"><text:soft-page-break/><text:s text:c="20"/>}</text:p>
      <text:p text:style-name="P2"><text:span text:style-name="T6"><text:s text:c="20"/>Calculation(mas2, </text:span><text:span text:style-name="T5">out</text:span><text:span text:style-name="T6"> </text:span><text:span text:style-name="T5">bool</text:span><text:span text:style-name="T6"> result2);</text:span></text:p>
      <text:p text:style-name="P2"><text:span text:style-name="T6"><text:s text:c="20"/></text:span><text:span text:style-name="T5">if</text:span><text:span text:style-name="T6"> (result2)</text:span></text:p>
      <text:p text:style-name="P1"><text:s text:c="20"/>{</text:p>
      <text:p text:style-name="P2"><text:span text:style-name="T6"><text:s text:c="24"/>Console.Write(</text:span><text:span text:style-name="T8">"2 "</text:span><text:span text:style-name="T6">);</text:span></text:p>
      <text:p text:style-name="P1"><text:s text:c="20"/>}</text:p>
      <text:p text:style-name="P2"><text:span text:style-name="T6"><text:s text:c="20"/>Calculation(mas3, </text:span><text:span text:style-name="T5">out</text:span><text:span text:style-name="T6"> </text:span><text:span text:style-name="T5">bool</text:span><text:span text:style-name="T6"> result3);</text:span></text:p>
      <text:p text:style-name="P2"><text:span text:style-name="T6"><text:s text:c="20"/></text:span><text:span text:style-name="T5">if</text:span><text:span text:style-name="T6"> (result3)</text:span></text:p>
      <text:p text:style-name="P1"><text:s text:c="20"/>{</text:p>
      <text:p text:style-name="P2"><text:span text:style-name="T6"><text:s text:c="24"/>Console.Write(</text:span><text:span text:style-name="T8">"3 "</text:span><text:span text:style-name="T6">);</text:span></text:p>
      <text:p text:style-name="P1"><text:s text:c="20"/>}</text:p>
      <text:p text:style-name="P2"><text:span text:style-name="T6"><text:s text:c="20"/>Calculation(mas4, </text:span><text:span text:style-name="T5">out</text:span><text:span text:style-name="T6"> </text:span><text:span text:style-name="T5">bool</text:span><text:span text:style-name="T6"> result4);</text:span></text:p>
      <text:p text:style-name="P2"><text:span text:style-name="T6"><text:s text:c="20"/></text:span><text:span text:style-name="T5">if</text:span><text:span text:style-name="T6"> (result4)</text:span></text:p>
      <text:p text:style-name="P1"><text:s text:c="20"/>{</text:p>
      <text:p text:style-name="P2"><text:span text:style-name="T6"><text:s text:c="24"/>Console.Write(</text:span><text:span text:style-name="T8">"4 "</text:span><text:span text:style-name="T6">);</text:span></text:p>
      <text:p text:style-name="P1"><text:s text:c="20"/>}</text:p>
      <text:p text:style-name="P2"><text:span text:style-name="T6"><text:s text:c="20"/>Calculation(mas5, </text:span><text:span text:style-name="T5">out</text:span><text:span text:style-name="T6"> </text:span><text:span text:style-name="T5">bool</text:span><text:span text:style-name="T6"> result5);</text:span></text:p>
      <text:p text:style-name="P2"><text:span text:style-name="T6"><text:s text:c="20"/></text:span><text:span text:style-name="T5">if</text:span><text:span text:style-name="T6"> (result5)</text:span></text:p>
      <text:p text:style-name="P1"><text:s text:c="20"/>{</text:p>
      <text:p text:style-name="P2"><text:span text:style-name="T6"><text:s text:c="24"/>Console.Write(</text:span><text:span text:style-name="T8">"5"</text:span><text:span text:style-name="T6">);</text:span></text:p>
      <text:p text:style-name="P1"><text:s text:c="20"/>}</text:p>
      <text:p text:style-name="P2"><text:span text:style-name="T6"><text:s text:c="20"/></text:span><text:span text:style-name="T5">if</text:span><text:span text:style-name="T6"> (result1 == </text:span><text:span text:style-name="T5">false</text:span><text:span text:style-name="T6"> &amp;&amp; result2 == </text:span><text:span text:style-name="T5">false</text:span><text:span text:style-name="T6"> &amp;&amp; result3 == </text:span><text:span text:style-name="T5">false</text:span><text:span text:style-name="T6"> &amp;&amp; result4 == </text:span><text:span text:style-name="T5">false</text:span><text:span text:style-name="T6"> &amp;&amp; result5 == </text:span><text:span text:style-name="T5">false</text:span><text:span text:style-name="T6">)</text:span></text:p>
      <text:p text:style-name="P1"><text:s text:c="20"/>{</text:p>
      <text:p text:style-name="P2"><text:span text:style-name="T6"><text:s text:c="24"/>Console.Write(</text:span><text:span text:style-name="T8">"Таких массивов нет"</text:span><text:span text:style-name="T6">);</text:span></text:p>
      <text:p text:style-name="P1"><text:s text:c="20"/>}</text:p>
      <text:p text:style-name="P1"><text:s text:c="16"/>}</text:p>
      <text:p text:style-name="P2"><text:span text:style-name="T6"><text:s text:c="16"/></text:span><text:span text:style-name="T5">else</text:span></text:p>
      <text:p text:style-name="P1"><text:s text:c="16"/>{</text:p>
      <text:p text:style-name="P2"><text:span text:style-name="T6"><text:s text:c="20"/>Console.WriteLine(</text:span><text:span text:style-name="T8">"Размер массива должен быть больше одного и не больше ста"</text:span><text:span text:style-name="T6">);</text:span></text:p>
      <text:p text:style-name="P1"><text:s text:c="16"/>}</text:p>
      <text:p text:style-name="P1"><text:s text:c="12"/>}</text:p>
      <text:p text:style-name="P2"><text:soft-page-break/><text:span text:style-name="T6"><text:s text:c="12"/></text:span><text:span text:style-name="T5">catch</text:span></text:p>
      <text:p text:style-name="P1"><text:s text:c="12"/>{</text:p>
      <text:p text:style-name="P2"><text:span text:style-name="T6"><text:s text:c="16"/>Console.WriteLine(</text:span><text:span text:style-name="T8">"Размер введен неверно"</text:span><text:span text:style-name="T6">);</text:span></text:p>
      <text:p text:style-name="P1"><text:s text:c="12"/>}</text:p>
      <text:p text:style-name="P1"><text:s text:c="12"/>Console.ReadLine();</text:p>
      <text:p text:style-name="P1"/>
      <text:p text:style-name="P1"><text:s text:c="8"/>}</text:p>
      <text:p text:style-name="P2"><text:span text:style-name="T6"><text:s text:c="8"/></text:span><text:span text:style-name="T5">private</text:span><text:span text:style-name="T6"> </text:span><text:span text:style-name="T5">static</text:span><text:span text:style-name="T6"> </text:span><text:span text:style-name="T5">void</text:span><text:span text:style-name="T6"> FillMas(</text:span><text:span text:style-name="T5">int</text:span><text:span text:style-name="T6"> number, </text:span><text:span text:style-name="T5">out</text:span><text:span text:style-name="T6"> </text:span><text:span text:style-name="T5">string</text:span><text:span text:style-name="T6">[] mas)</text:span></text:p>
      <text:p text:style-name="P1"><text:s text:c="8"/>{</text:p>
      <text:p text:style-name="P2"><text:span text:style-name="T6"><text:s text:c="12"/>mas = </text:span><text:span text:style-name="T5">new</text:span><text:span text:style-name="T6"> </text:span><text:span text:style-name="T5">string</text:span><text:span text:style-name="T6">[number];</text:span></text:p>
      <text:p text:style-name="P2"><text:span text:style-name="T6"><text:s text:c="12"/>Random rnd = </text:span><text:span text:style-name="T5">new</text:span><text:span text:style-name="T6"> Random();</text:span></text:p>
      <text:p text:style-name="P2"><text:span text:style-name="T6"><text:s text:c="12"/></text:span><text:span text:style-name="T5">for</text:span><text:span text:style-name="T6"> (</text:span><text:span text:style-name="T5">int</text:span><text:span text:style-name="T6"> i = 0; i &lt; number; i++)</text:span></text:p>
      <text:p text:style-name="P1"><text:s text:c="12"/>{</text:p>
      <text:p text:style-name="P1"><text:s text:c="16"/>mas[i] = Convert.ToString(_str[rnd.Next(46)]);</text:p>
      <text:p text:style-name="P1"><text:s text:c="16"/>Console.Write(mas[i]);</text:p>
      <text:p text:style-name="P1"><text:s text:c="12"/>}</text:p>
      <text:p text:style-name="P1"><text:s text:c="12"/>Console.WriteLine();</text:p>
      <text:p text:style-name="P1"><text:s text:c="8"/>}</text:p>
      <text:p text:style-name="P2"><text:span text:style-name="T6"><text:s text:c="8"/></text:span><text:span text:style-name="T5">private</text:span><text:span text:style-name="T6"> </text:span><text:span text:style-name="T5">static</text:span><text:span text:style-name="T6"> </text:span><text:span text:style-name="T5">void</text:span><text:span text:style-name="T6"> Calculation(</text:span><text:span text:style-name="T5">string</text:span><text:span text:style-name="T6">[] mas, </text:span><text:span text:style-name="T5">out</text:span><text:span text:style-name="T6"> </text:span><text:span text:style-name="T5">bool</text:span><text:span text:style-name="T6"> result)</text:span></text:p>
      <text:p text:style-name="P1"><text:s text:c="8"/>{</text:p>
      <text:p text:style-name="P2"><text:span text:style-name="T6"><text:s text:c="12"/></text:span><text:span text:style-name="T5">bool</text:span><text:span text:style-name="T6"> lower;</text:span></text:p>
      <text:p text:style-name="P2"><text:span text:style-name="T6"><text:s text:c="12"/>result = </text:span><text:span text:style-name="T5">true</text:span><text:span text:style-name="T6">;</text:span></text:p>
      <text:p text:style-name="P2"><text:span text:style-name="T6"><text:s text:c="12"/></text:span><text:span text:style-name="T5">if</text:span><text:span text:style-name="T6"> (mas[0] == mas[0].ToLower())</text:span></text:p>
      <text:p text:style-name="P1"><text:s text:c="12"/>{</text:p>
      <text:p text:style-name="P2"><text:span text:style-name="T6"><text:s text:c="16"/>lower = </text:span><text:span text:style-name="T5">true</text:span><text:span text:style-name="T6">;</text:span></text:p>
      <text:p text:style-name="P1"><text:s text:c="12"/>}</text:p>
      <text:p text:style-name="P2"><text:span text:style-name="T6"><text:s text:c="12"/></text:span><text:span text:style-name="T5">else</text:span><text:span text:style-name="T6"> lower = </text:span><text:span text:style-name="T5">false</text:span><text:span text:style-name="T6">;</text:span></text:p>
      <text:p text:style-name="P2"><text:span text:style-name="T6"><text:s text:c="12"/></text:span><text:span text:style-name="T5">for</text:span><text:span text:style-name="T6"> (</text:span><text:span text:style-name="T5">int</text:span><text:span text:style-name="T6"> i = 1; i &lt; mas.Length; i++)</text:span></text:p>
      <text:p text:style-name="P1"><text:s text:c="12"/>{</text:p>
      <text:p text:style-name="P2"><text:span text:style-name="T6"><text:s text:c="16"/></text:span><text:span text:style-name="T5">if</text:span><text:span text:style-name="T6"> (lower == </text:span><text:span text:style-name="T5">true</text:span><text:span text:style-name="T6">)</text:span></text:p>
      <text:p text:style-name="P1"><text:s text:c="16"/>{</text:p>
      <text:p text:style-name="P2"><text:span text:style-name="T6"><text:s text:c="20"/></text:span><text:span text:style-name="T5">if</text:span><text:span text:style-name="T6"> (mas[i] == mas[i].ToUpper())</text:span></text:p>
      <text:p text:style-name="P1"><text:soft-page-break/><text:s text:c="20"/>{</text:p>
      <text:p text:style-name="P2"><text:span text:style-name="T6"><text:s text:c="24"/>lower = </text:span><text:span text:style-name="T5">false</text:span><text:span text:style-name="T6">;</text:span></text:p>
      <text:p text:style-name="P1"><text:s text:c="20"/>}</text:p>
      <text:p text:style-name="P2"><text:span text:style-name="T6"><text:s text:c="20"/></text:span><text:span text:style-name="T5">else</text:span></text:p>
      <text:p text:style-name="P1"><text:s text:c="20"/>{</text:p>
      <text:p text:style-name="P2"><text:span text:style-name="T6"><text:s text:c="24"/>result = </text:span><text:span text:style-name="T5">false</text:span><text:span text:style-name="T6">;</text:span></text:p>
      <text:p text:style-name="P2"><text:span text:style-name="T6"><text:s text:c="24"/></text:span><text:span text:style-name="T5">break</text:span><text:span text:style-name="T6">;</text:span></text:p>
      <text:p text:style-name="P1"><text:s text:c="20"/>}</text:p>
      <text:p text:style-name="P1"><text:s text:c="16"/>}</text:p>
      <text:p text:style-name="P2"><text:span text:style-name="T6"><text:s text:c="16"/></text:span><text:span text:style-name="T5">else</text:span></text:p>
      <text:p text:style-name="P1"><text:s text:c="16"/>{</text:p>
      <text:p text:style-name="P2"><text:span text:style-name="T6"><text:s text:c="20"/></text:span><text:span text:style-name="T5">if</text:span><text:span text:style-name="T6"> (mas[i] == mas[i].ToLower())</text:span></text:p>
      <text:p text:style-name="P1"><text:s text:c="20"/>{</text:p>
      <text:p text:style-name="P2"><text:span text:style-name="T6"><text:s text:c="24"/>lower = </text:span><text:span text:style-name="T5">true</text:span><text:span text:style-name="T6">;</text:span></text:p>
      <text:p text:style-name="P1"><text:s text:c="20"/>}</text:p>
      <text:p text:style-name="P2"><text:span text:style-name="T6"><text:s text:c="20"/></text:span><text:span text:style-name="T5">else</text:span></text:p>
      <text:p text:style-name="P1"><text:s text:c="20"/>{</text:p>
      <text:p text:style-name="P2"><text:span text:style-name="T6"><text:s text:c="24"/>result = </text:span><text:span text:style-name="T5">false</text:span><text:span text:style-name="T6">;</text:span></text:p>
      <text:p text:style-name="P2"><text:span text:style-name="T6"><text:s text:c="24"/></text:span><text:span text:style-name="T5">break</text:span><text:span text:style-name="T6">;</text:span>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scadia Mono" svg:font-family="'Cascadia Mono'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2f5496" style:font-name="Calibri Light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24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24cm" fo:margin-left="2.54cm"/>
        </style:list-level-properties>
        <style:text-properties style:font-name="Symbol"/>
      </text:list-level-style-bullet>
      <text:list-level-style-bullet text:level="3" style:num-suffix="·" text:bullet-char="·">
        <style:list-level-properties text:list-level-position-and-space-mode="label-alignment">
          <style:list-level-label-alignment text:label-followed-by="listtab" fo:text-indent="-0.624cm" fo:margin-left="3.81cm"/>
        </style:list-level-properties>
        <style:text-properties style:font-name="Symbol"/>
      </text:list-level-style-bullet>
      <text:list-level-style-bullet text:level="4" style:num-suffix="o" text:bullet-char="o">
        <style:list-level-properties text:list-level-position-and-space-mode="label-alignment">
          <style:list-level-label-alignment text:label-followed-by="listtab" fo:text-indent="-0.624cm" fo:margin-left="5.08cm"/>
        </style:list-level-properties>
        <style:text-properties style:font-name="Symbol"/>
      </text:list-level-style-bullet>
      <text:list-level-style-bullet text:level="5" style:num-suffix="·" text:bullet-char="·">
        <style:list-level-properties text:list-level-position-and-space-mode="label-alignment">
          <style:list-level-label-alignment text:label-followed-by="listtab" fo:text-indent="-0.624cm" fo:margin-left="6.35cm"/>
        </style:list-level-properties>
        <style:text-properties style:font-name="Symbol"/>
      </text:list-level-style-bullet>
      <text:list-level-style-bullet text:level="6" style:num-suffix="o" text:bullet-char="o">
        <style:list-level-properties text:list-level-position-and-space-mode="label-alignment">
          <style:list-level-label-alignment text:label-followed-by="listtab" fo:text-indent="-0.624cm" fo:margin-left="7.62cm"/>
        </style:list-level-properties>
        <style:text-properties style:font-name="Symbol"/>
      </text:list-level-style-bullet>
      <text:list-level-style-bullet text:level="7" style:num-suffix="·" text:bullet-char="·">
        <style:list-level-properties text:list-level-position-and-space-mode="label-alignment">
          <style:list-level-label-alignment text:label-followed-by="listtab" fo:text-indent="-0.624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24cm" fo:margin-left="10.16cm"/>
        </style:list-level-properties>
        <style:text-properties style:font-name="Symbol"/>
      </text:list-level-style-bullet>
      <text:list-level-style-bullet text:level="9" style:num-suffix="·" text:bullet-char="·">
        <style:list-level-properties text:list-level-position-and-space-mode="label-alignment">
          <style:list-level-label-alignment text:label-followed-by="listtab" fo:text-indent="-0.624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митрий Cавельев</meta:initial-creator>
    <meta:editing-cycles>6</meta:editing-cycles>
    <meta:creation-date>2022-09-29T11:41:00</meta:creation-date>
    <dc:date>2022-10-07T09:58:42.76</dc:date>
    <meta:editing-duration>PT8M39S</meta:editing-duration>
    <meta:generator>OpenOffice/4.1.12$Win32 OpenOffice.org_project/4112m1$Build-9809</meta:generator>
    <meta:document-statistic meta:table-count="0" meta:image-count="0" meta:object-count="0" meta:page-count="7" meta:paragraph-count="170" meta:word-count="856" meta:character-count="84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